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2008" officeooo:paragraph-rsid="000e2008"/>
    </style:style>
    <style:style style:name="P2" style:family="paragraph" style:parent-style-name="Standard">
      <style:text-properties fo:font-weight="bold" officeooo:rsid="000e2008" officeooo:paragraph-rsid="000e2008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officeooo:rsid="000e2008" officeooo:paragraph-rsid="000e2008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2pt" fo:font-weight="bold" officeooo:rsid="000e2008" officeooo:paragraph-rsid="000e2008" style:font-size-asian="22pt" style:font-weight-asian="bold" style:font-size-complex="22pt" style:font-weight-complex="bold"/>
    </style:style>
    <style:style style:name="P5" style:family="paragraph" style:parent-style-name="Standard" style:list-style-name="L1">
      <style:text-properties officeooo:paragraph-rsid="000e2008"/>
    </style:style>
    <style:style style:name="P6" style:family="paragraph" style:parent-style-name="Standard">
      <style:text-properties fo:font-size="16pt" officeooo:rsid="000e2008" officeooo:paragraph-rsid="000e2008" style:font-size-asian="16pt" style:font-size-complex="16pt"/>
    </style:style>
    <style:style style:name="P7" style:family="paragraph" style:parent-style-name="Standard" style:list-style-name="L1">
      <style:text-properties style:text-underline-style="solid" style:text-underline-width="auto" style:text-underline-color="font-color" officeooo:paragraph-rsid="000e2008"/>
    </style:style>
    <style:style style:name="P8" style:family="paragraph" style:parent-style-name="Standard" style:list-style-name="L3">
      <style:text-properties officeooo:paragraph-rsid="000e2008"/>
    </style:style>
    <style:style style:name="P9" style:family="paragraph" style:parent-style-name="Standard" style:list-style-name="L4">
      <style:text-properties officeooo:paragraph-rsid="0012524e"/>
    </style:style>
    <style:style style:name="P10" style:family="paragraph" style:parent-style-name="Standard" style:list-style-name="L5">
      <style:text-properties officeooo:paragraph-rsid="000f541a"/>
    </style:style>
    <style:style style:name="P11" style:family="paragraph" style:parent-style-name="Standard">
      <style:text-properties officeooo:paragraph-rsid="000f541a"/>
    </style:style>
    <style:style style:name="P12" style:family="paragraph" style:parent-style-name="Standard" style:list-style-name="L1">
      <style:paragraph-properties fo:margin-left="1.251cm" fo:margin-right="0cm" fo:text-indent="-0.635cm" style:auto-text-indent="false"/>
      <style:text-properties style:text-underline-style="solid" style:text-underline-width="auto" style:text-underline-color="font-color" officeooo:rsid="000f541a" officeooo:paragraph-rsid="000f541a"/>
    </style:style>
    <style:style style:name="T1" style:family="text">
      <style:text-properties officeooo:rsid="000e200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2008" style:font-weight-asian="bold" style:font-weight-complex="bold"/>
    </style:style>
    <style:style style:name="T4" style:family="text">
      <style:text-properties fo:font-weight="bold" officeooo:rsid="0012524e" style:font-weight-asian="bold" style:font-weight-complex="bold"/>
    </style:style>
    <style:style style:name="T5" style:family="text">
      <style:text-properties fo:font-weight="normal" officeooo:rsid="000e2008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0e2008"/>
    </style:style>
    <style:style style:name="T8" style:family="text">
      <style:text-properties style:text-underline-style="none" officeooo:rsid="000f541a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</text:p>
      <text:p text:style-name="P4">Assignment 1</text:p>
      <text:p text:style-name="P1"/>
      <text:p text:style-name="P3">B.Prabhakar</text:p>
      <text:p text:style-name="P3">201505618</text:p>
      <text:p text:style-name="P2"></text:p>
      <text:p text:style-name="P1"></text:p>
      <text:p text:style-name="P1"/>
      <text:p text:style-name="P6"><text:span text:style-name="T4">Points of Interest</text:span><text:span text:style-name="T2">:</text:span></text:p>
      <text:p text:style-name="P6"><text:span text:style-name="T2"/></text:p>
      <text:list xml:id="list2928656972340372331" text:style-name="L3">
        <text:list-item>
          <text:p text:style-name="P8"><text:span text:style-name="T5">Handling the </text:span><text:span text:style-name="T3">punctiotion </text:span><text:span text:style-name="T1">symbols correctly, as the punctuation sybols present in email-ids, 's, 'nt, urls and mentions form a hurdle.</text:span></text:p>
        </text:list-item>
      </text:list>
      <text:list xml:id="list5447584832227539420" text:style-name="L1">
        <text:list-item>
          <text:p text:style-name="P5"><text:span text:style-name="T1">Handling the</text:span><text:span text:style-name="T3"> ellipses </text:span><text:span text:style-name="T1">at the end of the tweet. </text:span></text:p>
          <text:p text:style-name="P7"><text:span text:style-name="T1">Solution proposed:</text:span></text:p>
        </text:list-item>
      </text:list>
      <text:list xml:id="list2732096433954017085" text:style-name="L4">
        <text:list-item>
          <text:p text:style-name="P9"><text:span text:style-name="T7">Ignore the ellipses that are present at the end of the tweet. Looses the continuity if the tweets are segmented.</text:span></text:p>
        </text:list-item>
        <text:list-item>
          <text:p text:style-name="P9"><text:span text:style-name="T7">Tokenize the ellipses into 3 individual tokens so that let the consuming application can handle the segmented tweets.</text:span></text:p>
        </text:list-item>
      </text:list>
      <text:list xml:id="list152809030681530" text:continue-list="list5447584832227539420" text:style-name="L1">
        <text:list-item>
          <text:p text:style-name="P12"><text:span text:style-name="T6">Different types of emoticons.</text:span></text:p>
        </text:list-item>
      </text:list>
      <text:list xml:id="list316082789824861479" text:style-name="L5">
        <text:list-item>
          <text:p text:style-name="P10"><text:span text:style-name="T8">Handle the unicode emojis and textual emojis seperately.</text:span></text:p>
        </text:list-item>
      </text:list>
      <text:p text:style-name="P11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5:14:59.088735563</meta:creation-date>
    <dc:date>2016-08-16T15:28:07.145223825</dc:date>
    <meta:editing-duration>PT7M44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95" meta:character-count="581" meta:non-whitespace-character-count="495"/>
  </office:meta>
</office:document-meta>
</file>